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HashtableHandler.setProperty( Object object , String property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HashtableHandler.getProperty( Object object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HashtableHandler.getPropertyName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.getJXPa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ariables.isDeclaredVariable( String va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ariables.undeclareVariabl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ariables.declareVariable( String var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PropertyHelper.setPropertyHook( String ns , String name , Object v , boolean inh , boolean user , boolean isN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XPath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PathPropertyHelper.getPropertyHook( String ns , String name , boolean 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XPath.J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Variables.An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Variables.getVariabl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